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5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6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ff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10" office:value-type="string">
            <text:p>Tests</text:p>
          </table:table-cell>
          <table:table-cell table:style-name="ce10" office:value-type="string">
            <text:p>Failed</text:p>
          </table:table-cell>
          <table:table-cell table:style-name="ce10" office:value-type="string">
            <text:p>Ignored</text:p>
          </table:table-cell>
          <table:table-cell table:style-name="ce10" office:value-type="string">
            <text:p>Percentage</text:p>
          </table:table-cell>
          <table:table-cell table:style-name="ce10"/>
          <table:table-cell table:style-name="ce17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1" table:number-columns-repeated="3"/>
          <table:table-cell table:style-name="ce10" office:value-type="string">
            <text:p>Succes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12" table:formula="of:=SUM([.B7:.B64])" office:value-type="float" office:value="2843">
            <text:p>2843</text:p>
          </table:table-cell>
          <table:table-cell table:style-name="ce12" table:formula="of:=SUM([.C7:.C64])" office:value-type="float" office:value="24">
            <text:p>24</text:p>
          </table:table-cell>
          <table:table-cell table:style-name="ce12" table:formula="of:=SUM([.D7:.D64])" office:value-type="float" office:value="7">
            <text:p>7</text:p>
          </table:table-cell>
          <table:table-cell table:style-name="ce16" table:formula="of:=ROUND(([.B3]-[.C3])/[.B3]; 4)" office:value-type="percentage" office:value="0.9916">
            <text:p>99.16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Accumulating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5" office:value-type="string">
            <text:p>CallTests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Two commented out: TC; <text:s/>Three commented out: not yet supported pattern in default value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0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ConcretePatternTest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21"/>
          <table:table-cell table:style-name="ce4" table:number-columns-repeated="1017"/>
        </table:table-row>
        <table:table-row table:style-name="ro1">
          <table:table-cell table:style-name="ce4" office:value-type="string">
            <text:p>ConcretePatternTest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21"/>
          <table:table-cell table:style-name="ce4"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2">
          <table:table-cell table:style-name="ce6" office:value-type="string">
            <text:p>FunctionCompositionTests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table:number-columns-repeated="3"/>
          <table:table-cell table:style-name="ce6" office:value-type="string">
            <text:p>func_add_func not implemented</text:p>
          </table:table-cell>
          <table:table-cell table:style-name="ce6" table:number-columns-repeated="1017"/>
        </table:table-row>
        <table:table-row table:style-name="ro2">
          <table:table-cell table:style-name="ce4" office:value-type="string">
            <text:p>PatternTests</text:p>
          </table:table-cell>
          <table:table-cell table:style-name="ce4" office:value-type="float" office:value="327">
            <text:p>327</text:p>
          </table:table-cell>
          <table:table-cell table:style-name="ce15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List3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Descendants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StatementTests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BacktrackingTests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Function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O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3"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Abstract pattern on concrete subject not yet implemented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odes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table:style-name="ce6" office:value-type="string">
            <text:p>Random tests generate map as last argument</text:p>
          </table:table-cell>
          <table:table-cell table:style-name="ce6" table:number-columns-repeated="1017"/>
        </table:table-row>
        <table:table-row table:style-name="ro1">
          <table:table-cell table:style-name="ce4" office:value-type="string">
            <text:p>Relation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s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Ambiguity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>
            <text:p>APIGen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1">
          <table:table-cell table:style-name="ce7" office:value-type="string">
            <text:p>Boolean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Date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Excep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Gramma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ap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essag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No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Origins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arseTre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relu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e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yp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o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ravers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upl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Value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Benchmark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Ev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FileSystem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Highlight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LOC</text:p>
          </table:table-cell>
          <table:table-cell table:style-name="ce14" table:number-columns-repeated="5"/>
          <table:table-cell table:style-name="ce14" office:value-type="string">
            <text:p>#394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Math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ayb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onito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PriorityQueue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Reflective</text:p>
          </table:table-cell>
          <table:table-cell table:style-name="ce14" table:number-columns-repeated="5"/>
          <table:table-cell table:style-name="ce14" office:value-type="string">
            <text:p>#483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ShellExec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util::Webserver</text:p>
          </table:table-cell>
          <table:table-cell table:style-name="ce13"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2"/>
        <table:table-row table:style-name="ro2">
          <table:table-cell table:style-name="ce20" office:value-type="string">
            <text:p>TESTS RUN AT $2014-01-12T09:44:49.070+01:00$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nnotation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ssignmentTests.rsc|: 4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BackTrackingTests.rsc|: 2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: 34 tests executed; 8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ataDeclarationTests.rsc|: 4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ataTypeTests.rsc|: 67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: 327 tests executed; 9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tatementTests.rsc|: 47 tests executed; 1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ubscriptTests.rsc|: 4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TryCatchTests.rsc|: 1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: 97 tests executed; 13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ooleans.rsc|: 1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Equality.rsc|: 5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sts.rsc|: 7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stRelations.rsc|: 1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tching.rsc|: 2 tests executed; 1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: 19 tests executed; 2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Graph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ListTests.rsc|: 12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RelationTests.rsc|: 5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SetTests.rsc|: 48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712,131,&lt;319,4&gt;,&lt;319,13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586,121,&lt;318,4&gt;,&lt;318,12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480,101,&lt;317,4&gt;,&lt;317,10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100,87,&lt;310,4&gt;,&lt;310,9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020,75,&lt;309,4&gt;,&lt;309,79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0883,63,&lt;307,4&gt;,&lt;307,6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0786,92,&lt;306,4&gt;,&lt;306,96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9409,962,&lt;277,2&gt;,&lt;292,4&gt;): FALSE PANIC: (instruction execution): instruction: CALLPRIM adt_field_access, 2; message: null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1266,93,&lt;403,4&gt;,&lt;403,9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1167,94,&lt;402,4&gt;,&lt;402,9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676,86,&lt;395,4&gt;,&lt;395,9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594,77,&lt;394,4&gt;,&lt;394,8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506,83,&lt;393,4&gt;,&lt;393,8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9021,91,&lt;365,4&gt;,&lt;365,9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940,76,&lt;364,4&gt;,&lt;364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859,76,&lt;363,4&gt;,&lt;363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778,76,&lt;362,4&gt;,&lt;362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tatementTests.rsc|(3898,39,&lt;86,4&gt;,&lt;86,43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2253,115,&lt;268,2&gt;,&lt;268,11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2138,112,&lt;267,2&gt;,&lt;267,114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658,119,&lt;259,2&gt;,&lt;259,12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539,116,&lt;258,2&gt;,&lt;258,11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083,89,&lt;250,2&gt;,&lt;250,9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000,80,&lt;249,2&gt;,&lt;249,82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630,79,&lt;241,2&gt;,&lt;241,8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553,74,&lt;240,2&gt;,&lt;240,76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199,86,&lt;233,2&gt;,&lt;233,8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116,80,&lt;232,2&gt;,&lt;232,82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171,76,&lt;124,2&gt;,&lt;124,7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107,61,&lt;123,2&gt;,&lt;123,63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051,53,&lt;122,2&gt;,&lt;122,5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6715,940,&lt;184,0&gt;,&lt;204,1&gt;): FALSE UninitializedVariable(11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5709,1004,&lt;162,0&gt;,&lt;182,1&gt;): FALSE UninitializedVariable(11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4881,826,&lt;140,0&gt;,&lt;160,1&gt;): FALSE UninitializedVariable(4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4013,866,&lt;118,0&gt;,&lt;138,1&gt;): FALSE UninitializedVariable(10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tching.rsc|(162,77,&lt;14,0&gt;,&lt;17,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(2817,148,&lt;90,0&gt;,&lt;92,83&gt;): FALSE <text:s/>with arguments: {&lt;-42083135,-1114898809&gt;,&lt;2039041824,-1152557362&gt;,&lt;1039471622,-1595228497&gt;}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(2201,151,&lt;70,0&gt;,&lt;72,85&gt;): FALSE <text:s/>with arguments: {&lt;-316446553,64873623&gt;,&lt;815243943,1816435394&gt;,&lt;2041491348,1804516587&gt;,&lt;388163746,1432539337&gt;} 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IGNOR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797,75,&lt;162,4&gt;,&lt;163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717,75,&lt;160,4&gt;,&lt;161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637,75,&lt;158,4&gt;,&lt;159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492,80,&lt;51,4&gt;,&lt;51,84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414,72,&lt;50,4&gt;,&lt;50,76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328,80,&lt;49,4&gt;,&lt;49,84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247,75,&lt;48,4&gt;,&lt;48,79&gt;):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SUMMARY: 2767 tests executed; 39 failed; 7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FunctionCompositionTests.rsc|: Java("RuntimeException","In function tests::functionality::FunctionCompositionTests/nonDeterministicChoiceAndNormalComposition2()#0 : No enum constant org.rascalmpl.library.experiments.Compiler.RVM.Interpreter.RascalPrimitive.func_add_func")</text:p>
          </table:table-cell>
          <table:table-cell table:number-columns-repeated="102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 style:data-style-name="N2" text:time-value="0000-00-00T11:10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2-10T13:28:57</dc:date>
    <meta:editing-duration>P15DT7H22M20S</meta:editing-duration>
    <meta:editing-cycles>50</meta:editing-cycles>
    <meta:generator>LibreOffice/4.0.5.2$MacOSX_x86 LibreOffice_project/5464147a081647a250913f19c0715bca595af2f</meta:generator>
    <meta:document-statistic meta:table-count="2" meta:cell-count="326" meta:object-count="0"/>
  </office:meta>
</office:document-meta>
</file>